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b58" officeooo:paragraph-rsid="0018fb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cont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4T13:20:42.791100893</meta:creation-date>
    <dc:date>2026-04-04T13:20:50.633809433</dc:date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25.8.6.2$Linux_X86_64 LibreOffice_project/580$Build-2</meta:generator>
  </office:meta>
</office:document-meta>
</file>